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fd56" officeooo:paragraph-rsid="0013fd56"/>
    </style:style>
    <style:style style:name="P2" style:family="paragraph" style:parent-style-name="Standard">
      <style:text-properties fo:font-weight="bold" officeooo:rsid="0013fd56" officeooo:paragraph-rsid="0013fd56" style:font-weight-asian="bold" style:font-weight-complex="bold"/>
    </style:style>
    <style:style style:name="P3" style:family="paragraph" style:parent-style-name="Standard">
      <style:text-properties fo:font-weight="bold" officeooo:rsid="0015d8ba" officeooo:paragraph-rsid="0015d8ba" style:font-weight-asian="bold" style:font-weight-complex="bold"/>
    </style:style>
    <style:style style:name="P4" style:family="paragraph" style:parent-style-name="Standard">
      <style:text-properties officeooo:paragraph-rsid="0013fd56"/>
    </style:style>
    <style:style style:name="P5" style:family="paragraph" style:parent-style-name="Standard">
      <style:text-properties officeooo:paragraph-rsid="00153a3a"/>
    </style:style>
    <style:style style:name="P6" style:family="paragraph" style:parent-style-name="Standard">
      <style:text-properties officeooo:rsid="0015d8ba" officeooo:paragraph-rsid="0015d8ba"/>
    </style:style>
    <style:style style:name="P7" style:family="paragraph" style:parent-style-name="Standard">
      <style:paragraph-properties fo:text-align="center" style:justify-single-word="false"/>
      <style:text-properties style:text-underline-style="solid" style:text-underline-width="auto" style:text-underline-color="font-color" fo:font-weight="bold" officeooo:rsid="0013fd56" officeooo:paragraph-rsid="0013fd56" style:font-weight-asian="bold" style:font-weight-complex="bold"/>
    </style:style>
    <style:style style:name="P8" style:family="paragraph" style:parent-style-name="Standard">
      <style:text-properties fo:color="#000000" style:font-name="Monospace" fo:font-size="11pt" officeooo:rsid="0013fd56" officeooo:paragraph-rsid="0013fd56" fo:background-color="#e8f2fe" style:font-size-asian="11pt"/>
    </style:style>
    <style:style style:name="P9" style:family="paragraph" style:parent-style-name="Standard">
      <style:text-properties fo:font-weight="normal" officeooo:rsid="0015e67c" officeooo:paragraph-rsid="0015e67c" style:font-weight-asian="normal" style:font-weight-complex="normal"/>
    </style:style>
    <style:style style:name="P10" style:family="paragraph" style:parent-style-name="Standard" style:list-style-name="L1">
      <style:text-properties officeooo:paragraph-rsid="002862ae"/>
    </style:style>
    <style:style style:name="P11" style:family="paragraph" style:parent-style-name="Standard" style:list-style-name="L2">
      <style:text-properties officeooo:paragraph-rsid="00277f95"/>
    </style:style>
    <style:style style:name="P12" style:family="paragraph" style:parent-style-name="Standard" style:list-style-name="L2">
      <style:text-properties officeooo:paragraph-rsid="002a00f3"/>
    </style:style>
    <style:style style:name="P13" style:family="paragraph" style:parent-style-name="Standard" style:list-style-name="L2">
      <style:text-properties fo:font-weight="bold" officeooo:rsid="0013fd56" officeooo:paragraph-rsid="001bc392" style:font-weight-asian="bold" style:font-weight-complex="bold"/>
    </style:style>
    <style:style style:name="P14" style:family="paragraph" style:parent-style-name="Standard" style:list-style-name="L2">
      <style:text-properties fo:font-weight="bold" officeooo:rsid="0013fd56" officeooo:paragraph-rsid="0013fd56" style:font-weight-asian="bold" style:font-weight-complex="bold"/>
    </style:style>
    <style:style style:name="P15" style:family="paragraph" style:parent-style-name="Standard" style:list-style-name="L3">
      <style:text-properties fo:font-weight="bold" officeooo:rsid="0013fd56" officeooo:paragraph-rsid="0013fd56" style:font-weight-asian="bold" style:font-weight-complex="bold"/>
    </style:style>
    <style:style style:name="P16" style:family="paragraph" style:parent-style-name="Standard" style:list-style-name="L2">
      <style:text-properties fo:font-weight="bold" officeooo:rsid="00153a3a" officeooo:paragraph-rsid="00153a3a" style:font-weight-asian="bold" style:font-weight-complex="bold"/>
    </style:style>
    <style:style style:name="P17" style:family="paragraph" style:parent-style-name="Standard" style:list-style-name="L2">
      <style:text-properties fo:font-weight="bold" officeooo:rsid="00153a3a" officeooo:paragraph-rsid="00277f95" style:font-weight-asian="bold" style:font-weight-complex="bold"/>
    </style:style>
    <style:style style:name="P18" style:family="paragraph" style:parent-style-name="Standard" style:list-style-name="L2">
      <style:text-properties fo:font-weight="bold" officeooo:rsid="001952ce" officeooo:paragraph-rsid="001952ce" style:font-weight-asian="bold" style:font-weight-complex="bold"/>
    </style:style>
    <style:style style:name="P19" style:family="paragraph" style:parent-style-name="Standard" style:list-style-name="L2">
      <style:text-properties fo:font-weight="bold" officeooo:rsid="001b299f" officeooo:paragraph-rsid="001b299f" style:font-weight-asian="bold" style:font-weight-complex="bold"/>
    </style:style>
    <style:style style:name="P20" style:family="paragraph" style:parent-style-name="Standard" style:list-style-name="L2">
      <style:text-properties fo:font-weight="bold" officeooo:rsid="0015d8ba" officeooo:paragraph-rsid="0015d8ba" style:font-weight-asian="bold" style:font-weight-complex="bold"/>
    </style:style>
    <style:style style:name="P21" style:family="paragraph" style:parent-style-name="Standard" style:list-style-name="L2">
      <style:text-properties fo:font-weight="bold" officeooo:rsid="0015e67c" officeooo:paragraph-rsid="0015e67c" style:font-weight-asian="bold" style:font-weight-complex="bold"/>
    </style:style>
    <style:style style:name="P22" style:family="paragraph" style:parent-style-name="Standard" style:list-style-name="L2">
      <style:text-properties fo:font-weight="bold" officeooo:rsid="0022ec98" officeooo:paragraph-rsid="0022ec98" style:font-weight-asian="bold" style:font-weight-complex="bold"/>
    </style:style>
    <style:style style:name="P23" style:family="paragraph" style:parent-style-name="Standard" style:list-style-name="L2">
      <style:text-properties officeooo:rsid="0013fd56" officeooo:paragraph-rsid="0013fd56"/>
    </style:style>
    <style:style style:name="P24" style:family="paragraph" style:parent-style-name="Standard" style:list-style-name="L2">
      <style:text-properties officeooo:rsid="0013fd56" officeooo:paragraph-rsid="00290f83"/>
    </style:style>
    <style:style style:name="P25" style:family="paragraph" style:parent-style-name="Standard" style:list-style-name="L3">
      <style:text-properties officeooo:rsid="0013fd56" officeooo:paragraph-rsid="0013fd56"/>
    </style:style>
    <style:style style:name="P26" style:family="paragraph" style:parent-style-name="Standard">
      <style:text-properties officeooo:rsid="0013fd56" officeooo:paragraph-rsid="0013fd56"/>
    </style:style>
    <style:style style:name="P27" style:family="paragraph" style:parent-style-name="Standard" style:list-style-name="L2">
      <style:text-properties fo:color="#000000" style:font-name="Monospace" fo:font-size="11pt" officeooo:rsid="0013fd56" officeooo:paragraph-rsid="0013fd56" fo:background-color="#e8f2fe" style:font-size-asian="11pt"/>
    </style:style>
    <style:style style:name="P28" style:family="paragraph" style:parent-style-name="Standard" style:list-style-name="L2">
      <style:text-properties fo:font-weight="normal" officeooo:rsid="0015d8ba" officeooo:paragraph-rsid="0015d8ba" style:font-weight-asian="normal" style:font-weight-complex="normal"/>
    </style:style>
    <style:style style:name="P29" style:family="paragraph" style:parent-style-name="Standard" style:list-style-name="L2">
      <style:text-properties fo:font-weight="normal" officeooo:rsid="0015e67c" officeooo:paragraph-rsid="0015e67c" style:font-weight-asian="normal" style:font-weight-complex="normal"/>
    </style:style>
    <style:style style:name="P30" style:family="paragraph" style:parent-style-name="Standard" style:list-style-name="L2">
      <style:text-properties officeooo:rsid="00153a3a" officeooo:paragraph-rsid="00153a3a"/>
    </style:style>
    <style:style style:name="P31" style:family="paragraph" style:parent-style-name="Standard" style:list-style-name="L2">
      <style:text-properties officeooo:rsid="00153a3a" officeooo:paragraph-rsid="00174d5a"/>
    </style:style>
    <style:style style:name="P32" style:family="paragraph" style:parent-style-name="Standard" style:list-style-name="L2">
      <style:text-properties officeooo:rsid="00153a3a" officeooo:paragraph-rsid="001bc392"/>
    </style:style>
    <style:style style:name="P33" style:family="paragraph" style:parent-style-name="Standard" style:list-style-name="L2">
      <style:text-properties officeooo:rsid="00174d5a" officeooo:paragraph-rsid="00174d5a"/>
    </style:style>
    <style:style style:name="P34" style:family="paragraph" style:parent-style-name="Standard" style:list-style-name="L2">
      <style:text-properties officeooo:rsid="00174d5a" officeooo:paragraph-rsid="002a00f3"/>
    </style:style>
    <style:style style:name="P35" style:family="paragraph" style:parent-style-name="Standard" style:list-style-name="L2">
      <style:text-properties officeooo:rsid="0015d8ba" officeooo:paragraph-rsid="0015d8ba"/>
    </style:style>
    <style:style style:name="P36" style:family="paragraph" style:parent-style-name="Standard" style:list-style-name="L2">
      <style:text-properties officeooo:rsid="001b299f" officeooo:paragraph-rsid="001b299f"/>
    </style:style>
    <style:style style:name="P37" style:family="paragraph" style:parent-style-name="Standard">
      <style:text-properties fo:color="#ff3333" officeooo:rsid="0013fd56" officeooo:paragraph-rsid="0013fd56"/>
    </style:style>
    <style:style style:name="P38" style:family="paragraph" style:parent-style-name="Standard">
      <style:text-properties fo:color="#ff3333" fo:font-weight="bold" officeooo:rsid="0013fd56" officeooo:paragraph-rsid="0013fd56" style:font-weight-asian="bold" style:font-weight-complex="bold"/>
    </style:style>
    <style:style style:name="T1" style:family="text">
      <style:text-properties officeooo:rsid="0013fd56"/>
    </style:style>
    <style:style style:name="T2" style:family="text">
      <style:text-properties fo:color="#000000" style:font-name="Monospace" fo:font-size="11pt" fo:background-color="#e8f2fe" loext:char-shading-value="0" style:font-size-asian="11pt"/>
    </style:style>
    <style:style style:name="T3" style:family="text">
      <style:text-properties fo:color="#000000" style:font-name="Monospace" fo:font-size="11pt" fo:font-weight="bold" officeooo:rsid="0013fd56" fo:background-color="#e8f2fe" loext:char-shading-value="0" style:font-size-asian="11pt"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3fd56" style:font-weight-asian="bold" style:font-weight-complex="bold"/>
    </style:style>
    <style:style style:name="T6" style:family="text">
      <style:text-properties fo:font-weight="bold" officeooo:rsid="00153a3a" style:font-weight-asian="bold" style:font-weight-complex="bold"/>
    </style:style>
    <style:style style:name="T7" style:family="text">
      <style:text-properties fo:font-weight="bold" officeooo:rsid="002a00f3" style:font-weight-asian="bold" style:font-weight-complex="bold"/>
    </style:style>
    <style:style style:name="T8" style:family="text">
      <style:text-properties officeooo:rsid="00153a3a"/>
    </style:style>
    <style:style style:name="T9" style:family="text">
      <style:text-properties fo:font-style="italic" style:font-style-asian="italic" style:font-style-complex="italic"/>
    </style:style>
    <style:style style:name="T10" style:family="text">
      <style:text-properties officeooo:rsid="0015d8ba"/>
    </style:style>
    <style:style style:name="T11" style:family="text">
      <style:text-properties fo:font-weight="normal" style:font-weight-asian="normal" style:font-weight-complex="normal"/>
    </style:style>
    <style:style style:name="T12" style:family="text">
      <style:text-properties fo:font-weight="normal" officeooo:rsid="00153a3a" style:font-weight-asian="normal" style:font-weight-complex="normal"/>
    </style:style>
    <style:style style:name="T13" style:family="text">
      <style:text-properties fo:color="#800000" officeooo:rsid="001bc392"/>
    </style:style>
    <style:style style:name="T14" style:family="text">
      <style:text-properties fo:color="#800000" officeooo:rsid="0015d8ba"/>
    </style:style>
    <style:style style:name="T15" style:family="text">
      <style:text-properties fo:color="#800000" officeooo:rsid="001c4195"/>
    </style:style>
    <style:style style:name="T16" style:family="text">
      <style:text-properties fo:color="#800000" officeooo:rsid="0022876f"/>
    </style:style>
    <style:style style:name="T17" style:family="text">
      <style:text-properties officeooo:rsid="0022876f"/>
    </style:style>
    <style:style style:name="T18" style:family="text">
      <style:text-properties fo:color="#ff3333" fo:font-weight="bold" style:font-weight-asian="bold" style:font-weight-complex="bold"/>
    </style:style>
    <style:style style:name="T19" style:family="text">
      <style:text-properties fo:color="#ff3333" fo:font-weight="bold" officeooo:rsid="00277f95" style:font-weight-asian="bold" style:font-weight-complex="bold"/>
    </style:style>
    <style:style style:name="T20" style:family="text">
      <style:text-properties fo:color="#ff3333" fo:font-weight="bold" officeooo:rsid="00153a3a" style:font-weight-asian="bold" style:font-weight-complex="bold"/>
    </style:style>
    <style:style style:name="T21" style:family="text">
      <style:text-properties fo:color="#ff3333" fo:font-weight="bold" officeooo:rsid="002862ae" style:font-weight-asian="bold" style:font-weight-complex="bold"/>
    </style:style>
    <style:style style:name="T22" style:family="text">
      <style:text-properties fo:color="#ff3333" fo:font-weight="bold" officeooo:rsid="0013fd56" style:font-weight-asian="bold" style:font-weight-complex="bold"/>
    </style:style>
    <style:style style:name="T23" style:family="text">
      <style:text-properties fo:color="#ff3333" officeooo:rsid="0013fd56"/>
    </style:style>
    <style:style style:name="T24" style:family="text">
      <style:text-properties fo:color="#ff3333" officeooo:rsid="00277f95"/>
    </style:style>
    <style:style style:name="T25" style:family="text">
      <style:text-properties fo:color="#ff3333" style:font-name="Monospace" fo:font-size="11pt" fo:font-weight="bold" officeooo:rsid="00277f95" fo:background-color="#e8f2fe" loext:char-shading-value="0" style:font-size-asian="11pt" style:font-weight-asian="bold" style:font-weight-complex="bold"/>
    </style:style>
    <style:style style:name="T26" style:family="text">
      <style:text-properties fo:color="#ff3333" style:font-name="Monospace" fo:font-size="11pt" fo:font-weight="bold" officeooo:rsid="002862ae" fo:background-color="#e8f2fe" loext:char-shading-value="0" style:font-size-asian="11pt" style:font-weight-asian="bold" style:font-weight-complex="bold"/>
    </style:style>
    <style:style style:name="T27" style:family="text">
      <style:text-properties fo:color="#ff3333" style:font-name="Monospace" fo:font-size="11pt" fo:font-weight="bold" officeooo:rsid="002a00f3" fo:background-color="#e8f2fe" loext:char-shading-value="0" style:font-size-asian="11pt" style:font-weight-asian="bold" style:font-weight-complex="bold"/>
    </style:style>
    <style:style style:name="T28" style:family="text">
      <style:text-properties officeooo:rsid="002a00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iscussion document for major software updates on SWEET</text:p>
      <text:p text:style-name="P1"/>
      <text:p text:style-name="P1"/>
      <text:p text:style-name="P2">Abstract:</text:p>
      <text:p text:style-name="P1"/>
      <text:p text:style-name="P1">This document discusses significant changes in the SWEET development. These changes will break with certain interfaces and requires partly minor rewrites of existing programs and validation benchmarks. However, this will make SWEET clearer and more powerful. In particular, special attention will be paid to the extend SWEET with spherical harmonics which allows running simulations on the sphere.</text:p>
      <text:p text:style-name="P1"/>
      <text:p text:style-name="P1"/>
      <text:p text:style-name="P2">Mandatory workpackages:</text:p>
      <text:p text:style-name="P1"/>
      <text:list xml:id="list5674979584457475618" text:style-name="L1">
        <text:list-item>
          <text:p text:style-name="P10"><text:span text:style-name="T5">Spherical Harmonics: </text:span><text:span text:style-name="T1"><text:line-break/>Extend SWEET with SpH which allows running simulations on the sphere<text:line-break/>This code is currently developed at<text:line-break/>https://github.com/schreiberx/sph_swe/<text:line-break/>in a way which allows merging it with SWEET. </text:span><text:span text:style-name="T19">[</text:span><text:span text:style-name="T21">merged</text:span><text:span text:style-name="T19">]</text:span></text:p>
        </text:list-item>
      </text:list>
      <text:p text:style-name="P1"/>
      <text:list xml:id="list4741823763818975970" text:style-name="L2">
        <text:list-item>
          <text:p text:style-name="P13">Standardize interfaces / naming conventions: </text:p>
          <text:list>
            <text:list-item>
              <text:p text:style-name="P23">bi-periodic / torus two-dimensional FFT</text:p>
            </text:list-item>
            <text:list-item>
              <text:p text:style-name="P23">Spherical Harmonics</text:p>
            </text:list-item>
            <text:list-item>
              <text:p text:style-name="P23">both versions: Real-valued and Complex-valued</text:p>
            </text:list-item>
            <text:list-item>
              <text:p text:style-name="P23">Naming convention:</text:p>
              <text:list>
                <text:list-item>
                  <text:p text:style-name="P23">“<text:span text:style-name="T17">physical</text:span>”: Primal space of simulation variables is on grid. <text:span text:style-name="T8">Prefixed with spat_ </text:span></text:p>
                </text:list-item>
                <text:list-item>
                  <text:p text:style-name="P23">“spectral”: Primal space of simulation variables is in modes. <text:span text:style-name="T8">Prefixed with spec_</text:span></text:p>
                </text:list-item>
                <text:list-item>
                  <text:p text:style-name="P24">Example: <text:span text:style-name="T2">spat_update_lambda_gaussian_grid([&amp;]…) <text:s/></text:span><text:span text:style-name="T25">[</text:span><text:span text:style-name="T27">done</text:span><text:span text:style-name="T25">]</text:span></text:p>
                  <text:p text:style-name="P27"/>
                </text:list-item>
              </text:list>
            </text:list-item>
          </text:list>
        </text:list-item>
      </text:list>
      <text:p text:style-name="P8"/>
      <text:list xml:id="list172224348018283" text:continue-numbering="true" text:style-name="L2">
        <text:list-item>
          <text:p text:style-name="P16">Operators: Standardize interfaces for FFT / SpH</text:p>
          <text:list>
            <text:list-item>
              <text:p text:style-name="P12"><text:span text:style-name="T12">Question: How to deal with</text:span></text:p>
            </text:list-item>
          </text:list>
        </text:list-item>
      </text:list>
      <text:p text:style-name="P4"/>
      <text:list xml:id="list7600785694336358380" text:style-name="L3">
        <text:list-item>
          <text:p text:style-name="P15">Setup / program parameters:</text:p>
          <text:list>
            <text:list-item>
              <text:p text:style-name="P25">For spectral space, the program parameters specify the effective modes</text:p>
            </text:list-item>
            <text:list-item>
              <text:p text:style-name="P25">For <text:span text:style-name="T17">physical</text:span> space, the program parameters specify the effective resolution</text:p>
            </text:list-item>
          </text:list>
        </text:list-item>
      </text:list>
      <text:p text:style-name="P1"/>
      <text:list xml:id="list172224726626907" text:continue-list="list172224348018283" text:style-name="L2">
        <text:list-item>
          <text:p text:style-name="P14">Cleanup DataArray:</text:p>
          <text:list>
            <text:list-item>
              <text:p text:style-name="P23">Remove generic template for nD simulations<text:span text:style-name="T18"> </text:span><text:span text:style-name="T19">[done]</text:span><text:line-break/>→ <text:s/>Only support two dimensions</text:p>
            </text:list-item>
            <text:list-item>
              <text:p text:style-name="P23">Use lambda interface for <text:span text:style-name="T8">initialization</text:span> for DataArrays<text:line-break/>See <text:a xlink:type="simple" xlink:href="https://github.com/schreiberx/sph_swe/blob/master/src/AppSWE.hpp#L234" text:style-name="Internet_20_link" text:visited-style-name="Visited_20_Internet_20_Link">https://github.com/schreiberx/sph_swe/blob/master/src/AppSWE.hpp#L234</text:a></text:p>
            </text:list-item>
            <text:list-item>
              <text:p text:style-name="P23">Accessing raw data of DataArrays should be protected</text:p>
            </text:list-item>
            <text:list-item>
              <text:p text:style-name="P30">Encapsulate FFTW in DataArrays similar to SPHConfig</text:p>
              <text:p text:style-name="P30"/>
            </text:list-item>
          </text:list>
        </text:list-item>
        <text:list-item>
          <text:p text:style-name="P17">Major naming convention:<text:span text:style-name="T23"> </text:span><text:span text:style-name="T24">[done]</text:span></text:p>
          <text:list>
            <text:list-item>
              <text:p text:style-name="P31">How to name DataArray? <text:span text:style-name="T9">BiPeriodicFourier</text:span>?</text:p>
            </text:list-item>
            <text:list-item>
              <text:p text:style-name="P31">Is <text:span text:style-name="T9">SphData</text:span> OK?</text:p>
            </text:list-item>
            <text:list-item>
              <text:p text:style-name="P11"><text:span text:style-name="T8">How about naming it with respect to geometric primitive?<text:line-break/>Suggested change in naming: PlaneData / SphereData ? </text:span><text:span text:style-name="T20"><text:s/></text:span><text:span text:style-name="T19">[done]</text:span></text:p>
            </text:list-item>
            <text:list-item>
              <text:p text:style-name="P34"><text:soft-page-break/>Same with operators: PlaneOperators / SphereOperators<text:span text:style-name="T22"> </text:span><text:span text:style-name="T19">[done]</text:span></text:p>
            </text:list-item>
            <text:list-item>
              <text:p text:style-name="P34">Same with complex values:<text:line-break/>PlaneDataComplex / SphereDataComplex / PlaneOperatorsComplex / SphereOperatorsComplex<text:span text:style-name="T22"> </text:span><text:span text:style-name="T19">[done]</text:span></text:p>
            </text:list-item>
          </text:list>
        </text:list-item>
      </text:list>
      <text:p text:style-name="P1"/>
      <text:list xml:id="list172225764251073" text:continue-numbering="true" text:style-name="L2">
        <text:list-item>
          <text:p text:style-name="P23"><text:span text:style-name="T4">Anti-aliasing:</text:span><text:line-break/>Background: A careful treatment of anti-aliasing has to be done. There were misunderstandings how anti-aliasing is accomplished.<text:line-break/></text:p>
          <text:list>
            <text:list-item>
              <text:p text:style-name="P23"><text:span text:style-name="T6">Meaning of e</text:span><text:span text:style-name="T4">ffective </text:span><text:span text:style-name="T6">number of </text:span><text:span text:style-name="T4">modes!!!</text:span><text:line-break/>The effective modes are specified as the program parameter.<text:line-break/></text:p>
            </text:list-item>
            <text:list-item>
              <text:p text:style-name="P23">SPH: Anti-aliasing is natively supported by the library. This library o<text:span text:style-name="T8">ffers different sizes for spectral and physical space (N→ M)<text:line-break/>The SpH library uses FFTW internally and uses a zero-padding strategy<text:line-break/></text:span></text:p>
            </text:list-item>
            <text:list-item>
              <text:p text:style-name="P32">FFTW: Anti-aliasing can be implemented by <text:span text:style-name="T10">using an extended spectral space. This doesn’t spoil the effective number of modes by using a larger spectral space to evaluate multiplications. </text:span><text:span text:style-name="T14">(PXT: </text:span><text:span text:style-name="T13">you mean reduced spectral space? To avoid aliasing effect the </text:span><text:span text:style-name="T16">physical</text:span><text:span text:style-name="T13"> domain discretization must be larger than the number of spectral numbers)</text:span><text:span text:style-name="T10"><text:line-break/>This requires internal software changes to reuse the FFTW plans efficiently without creating them new every time an anti-aliased multiplication has to be done<text:line-break/></text:span><text:span text:style-name="T14">* PXT: </text:span><text:span text:style-name="T13">anti-aliasing is not related to multiplication only. For an anti-aliasing simulation to be consistent in all the model, all the model variables need to be in the same dimension (same number of spectral modes/</text:span><text:span text:style-name="T16">physical</text:span><text:span text:style-name="T13"> dimensions). I see anti-aliasing as something intrinsic of the model, not the operator. If a model is nonlinear, then anti-aliasing should be on, if not, it should not be on. </text:span><text:span text:style-name="T15">Otherwise, the effective spectral resolution would be affected only when the multiplication happens (not adequate in my point of view).</text:span></text:p>
            </text:list-item>
            <text:list-item>
              <text:p text:style-name="P33">Unit tests: The unit tests have to be made compatible <text:line-break/></text:p>
            </text:list-item>
            <text:list-item>
              <text:p text:style-name="P18">Software implementation:<text:line-break/><text:span text:style-name="T11">Put Anti-aliasing FFT plans in special FFTConfig Class which is pointed to by lower-resolution class. In this way, they can be reused.</text:span></text:p>
              <text:p text:style-name="P30"/>
            </text:list-item>
          </text:list>
        </text:list-item>
        <text:list-item>
          <text:p text:style-name="P16">Dependencies:</text:p>
          <text:list>
            <text:list-item>
              <text:p text:style-name="P30">Programs which don’t require SpH should not require compiling SpH</text:p>
            </text:list-item>
            <text:list-item>
              <text:p text:style-name="P35">FFTW is always mandatory as soon as spectral transformations/solvers are required.</text:p>
            </text:list-item>
          </text:list>
        </text:list-item>
      </text:list>
      <text:p text:style-name="P1"/>
      <text:p text:style-name="P37"><text:tab/><text:span text:style-name="T7">Update on compilation:</text:span></text:p>
      <text:p text:style-name="P38"><text:tab/><text:span text:style-name="T28">compile options are renamed with sphere/plane:<text:line-break/><text:tab/>e.g. --spectral-space =&gt; --plane-spectral-space<text:tab/>[DONE]</text:span></text:p>
      <text:p text:style-name="P1"/>
      <text:list xml:id="list172224487698752" text:continue-numbering="true" text:style-name="L2">
        <text:list-item>
          <text:p text:style-name="P16">DataArrayComplex:</text:p>
          <text:list>
            <text:list-item>
              <text:p text:style-name="P30">Create DataArrayComplex which should work similar to DataArrays, get rid of ComplexData<text:line-break/></text:p>
            </text:list-item>
          </text:list>
        </text:list-item>
        <text:list-item>
          <text:p text:style-name="P19">Obsolete code:</text:p>
          <text:list>
            <text:list-item>
              <text:p text:style-name="P36">Removing obsolete code</text:p>
              <text:list>
                <text:list-item>
                  <text:p text:style-name="P36">Energy-related initialization routines</text:p>
                </text:list-item>
                <text:list-item>
                  <text:p text:style-name="P36">Unused code</text:p>
                </text:list-item>
              </text:list>
            </text:list-item>
          </text:list>
        </text:list-item>
      </text:list>
      <text:p text:style-name="P5"><text:soft-page-break/></text:p>
      <text:p text:style-name="P5"/>
      <text:p text:style-name="P5"/>
      <text:p text:style-name="P5"/>
      <text:p text:style-name="P3">Optional work packages:</text:p>
      <text:p text:style-name="P6"/>
      <text:list xml:id="list172225009712491" text:continue-numbering="true" text:style-name="L2">
        <text:list-item>
          <text:p text:style-name="P20">Visualization:</text:p>
          <text:list>
            <text:list-item>
              <text:p text:style-name="P28">Add visualization support for Spherical Harmonics</text:p>
              <text:p text:style-name="P28"/>
            </text:list-item>
          </text:list>
        </text:list-item>
        <text:list-item>
          <text:p text:style-name="P21">Add XML configuration:</text:p>
          <text:list>
            <text:list-item>
              <text:p text:style-name="P29">Such a configuration contains compile and execution parameters</text:p>
            </text:list-item>
            <text:list-item>
              <text:p text:style-name="P29">Example: <text:a xlink:type="simple" xlink:href="https://bitbucket.org/schreiberx/sierpi/raw/639886620ce07a147bdb86f63e69afffaf2ce2d7/trunk/scenarios/cubedSphere_intel_netcdf_cubedSphereGebcoData_demonstrator.xml" text:style-name="Internet_20_link" text:visited-style-name="Visited_20_Internet_20_Link">https://bitbucket.org/schreiberx/sierpi/raw/639886620ce07a147bdb86f63e69afffaf2ce2d7/trunk/scenarios/cubedSphere_intel_netcdf_cubedSphereGebcoData_demonstrator.xml</text:a></text:p>
            </text:list-item>
          </text:list>
        </text:list-item>
      </text:list>
      <text:p text:style-name="P9"/>
      <text:list xml:id="list172224291709169" text:continue-numbering="true" text:style-name="L2">
        <text:list-item>
          <text:p text:style-name="P22">Support restart files!</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Schreiber</meta:initial-creator>
    <meta:creation-date>2016-09-26T13:35:05.200003325</meta:creation-date>
    <dc:date>2016-10-17T17:22:23.793569471</dc:date>
    <meta:editing-duration>PT3H31M39S</meta:editing-duration>
    <meta:editing-cycles>18</meta:editing-cycles>
    <meta:generator>LibreOffice/5.2.2.2$Linux_X86_64 LibreOffice_project/20m0$Build-2</meta:generator>
    <dc:creator>Martin Schreiber</dc:creator>
    <meta:document-statistic meta:table-count="0" meta:image-count="0" meta:object-count="0" meta:page-count="3" meta:paragraph-count="57" meta:word-count="663" meta:character-count="4622" meta:non-whitespace-character-count="4049"/>
  </office:meta>
</office:document-meta>
</file>